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2.708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2.275cm" fo:padding-top="0.151cm" fo:padding-bottom="0.151cm" fo:padding-left="0.276cm" fo:padding-right="0.276cm"/>
    </style:style>
    <style:style style:name="gr3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34cm" fo:min-width="1.987cm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2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8.636cm" svg:x="3.921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827cm" svg:height="1.651cm" svg:x="4.048cm" svg:y="2.27cm">
          <text:p text:style-name="P2">Спільна пам’ять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651cm" svg:x="4.048cm" svg:y="4.93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778cm" svg:x="4.048cm" svg:y="7.6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5" draw:layer="layout" svg:width="3.77cm" svg:height="0.962cm" svg:x="4.115cm" svg:y="9.436cm">
          <draw:text-box>
            <text:p>MA, MB</text:p>
          </draw:text-box>
        </draw:frame>
        <draw:line draw:style-name="gr6" draw:text-style-name="P4" draw:layer="layout" svg:x1="5.318cm" svg:y1="3.921cm" svg:x2="5.318cm" svg:y2="4.937cm">
          <text:p/>
        </draw:line>
        <draw:line draw:style-name="gr6" draw:text-style-name="P4" draw:layer="layout" svg:x1="5.318cm" svg:y1="6.588cm" svg:x2="5.318cm" svg:y2="7.604cm">
          <text:p/>
        </draw:line>
        <draw:frame draw:style-name="gr7" draw:text-style-name="P5" draw:layer="layout" svg:width="2.313cm" svg:height="1.521cm" svg:x="4.302cm" svg:y="8.339cm">
          <draw:text-box>
            <text:p>ПВВ1</text:p>
          </draw:text-box>
        </draw:frame>
        <draw:custom-shape draw:style-name="gr3" draw:text-style-name="P3" draw:layer="layout" svg:width="2.54cm" svg:height="1.651cm" svg:x="7.477cm" svg:y="4.937cm">
          <text:p text:style-name="P2">2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718cm" svg:y1="3.921cm" svg:x2="8.718cm" svg:y2="4.937cm">
          <text:p/>
        </draw:line>
        <draw:custom-shape draw:style-name="gr3" draw:text-style-name="P3" draw:layer="layout" svg:width="2.54cm" svg:height="1.651cm" svg:x="14.286cm" svg:y="4.937cm">
          <text:p text:style-name="P2">4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618cm" svg:y1="3.921cm" svg:x2="15.618cm" svg:y2="4.937cm">
          <text:p/>
        </draw:line>
        <draw:custom-shape draw:style-name="gr4" draw:text-style-name="P4" draw:layer="layout" svg:width="2.54cm" svg:height="1.778cm" svg:x="14.235cm" svg:y="7.5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1.524cm" svg:height="0.962cm" svg:x="14.97cm" svg:y="9.436cm">
          <draw:text-box>
            <text:p>MK</text:p>
          </draw:text-box>
        </draw:frame>
        <draw:line draw:style-name="gr6" draw:text-style-name="P4" draw:layer="layout" svg:x1="15.505cm" svg:y1="6.575cm" svg:x2="15.505cm" svg:y2="7.591cm">
          <text:p/>
        </draw:line>
        <draw:frame draw:style-name="gr7" draw:text-style-name="P5" draw:layer="layout" svg:width="2.313cm" svg:height="1.521cm" svg:x="14.489cm" svg:y="8.326cm">
          <draw:text-box>
            <text:p>ПВВ3</text:p>
          </draw:text-box>
        </draw:frame>
        <draw:custom-shape draw:style-name="gr3" draw:text-style-name="P3" draw:layer="layout" svg:width="2.54cm" svg:height="1.651cm" svg:x="10.887cm" svg:y="4.924cm">
          <text:p text:style-name="P2">3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219cm" svg:y1="3.908cm" svg:x2="12.219cm" svg:y2="4.924cm">
          <text:p/>
        </draw:line>
        <draw:custom-shape draw:style-name="gr4" draw:text-style-name="P4" draw:layer="layout" svg:width="2.54cm" svg:height="1.778cm" svg:x="10.836cm" svg:y="7.578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5" draw:layer="layout" svg:width="4.431cm" svg:height="0.962cm" svg:x="11.047cm" svg:y="9.436cm">
          <draw:text-box>
            <text:p>MC, Z</text:p>
          </draw:text-box>
        </draw:frame>
        <draw:line draw:style-name="gr6" draw:text-style-name="P4" draw:layer="layout" svg:x1="12.106cm" svg:y1="6.562cm" svg:x2="12.106cm" svg:y2="7.578cm">
          <text:p/>
        </draw:line>
        <draw:frame draw:style-name="gr7" draw:text-style-name="P5" draw:layer="layout" svg:width="2.313cm" svg:height="1.521cm" svg:x="11.09cm" svg:y="8.313cm">
          <draw:text-box>
            <text:p>ПВВ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3T11:39:27.727150975</dc:date>
    <meta:editing-duration>PT3H28M21S</meta:editing-duration>
    <meta:editing-cycles>11</meta:editing-cycles>
    <meta:generator>LibreOffice/5.4.6.2$Linux_X86_64 LibreOffice_project/40m0$Build-2</meta:generator>
    <meta:document-statistic meta:object-count="22"/>
  </office:meta>
</office:document-meta>
</file>